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EXPLORATORY TEST REPORT</text:span><text:span text:style-name="T2"><text:line-break/></text:span><text:span text:style-name="T3">TEST AUTHOR:<text:s/></text:span><text:span text:style-name="T4">Kamil Kwiek</text:span><text:span text:style-name="T5"><text:line-break/></text:span><text:span text:style-name="T6">DOCUMENT VERSION:<text:s/></text:span><text:span text:style-name="T7">SESSION NO. 6</text:span><text:span text:style-name="T8"><text:line-break/></text:span><text:span text:style-name="T9">TEST START AND END DATE:<text:s/></text:span><text:span text:style-name="T10">04.12.2022 START 15:00 END 16:30</text:span><text:span text:style-name="T11"><text:line-break/></text:span><text:span text:style-name="T12">SESSION DURATION:<text:s/></text:span><text:span text:style-name="T13">90 minutes</text:span><text:span text:style-name="T14"><text:line-break/></text:span><text:span text:style-name="T15">OBJECTIVE:<text:s/></text:span><text:span text:style-name="T16">VERIFICATION OF THE CORRECT FUNCTIONING OF NOTIFICATIONS AND THE CORRECT COUNTING OF TOMATOES AFTER TIME RESTART IN THE "Pomodoro Kanban" APPLICATION</text:span><text:span text:style-name="T17"><text:line-break/></text:span><text:span text:style-name="T18">APPLICATION LINK:<text:s/></text:span><text:span text:style-name="T19">"Pomodoro Kanban"<text:s/></text:span><text:a xlink:href="https://testujpl.gitlab.io/pomodoro-kanban-test/"><text:span text:style-name="T20">https://testujpl.gitlab.io/pomodoro-kanban-test/</text:span></text:a><text:span text:style-name="T21"><text:line-break/></text:span><text:span text:style-name="T22">TEST ENVIRONMENT:<text:s/></text:span><text:span text:style-name="T23">Windows 10 Pro; Intel(r) Core(TM) i7-6920HQ CPU @ 2.90GHZ; 64-bit operating system.</text:span><text:span text:style-name="T24"><text:line-break/></text:span><text:span text:style-name="T25">AREA:</text:span><text:span text:style-name="T26"><text:line-break/></text:span><text:span text:style-name="T27"><text:tab/></text:span><text:span text:style-name="T28">⦁</text:span><text:span text:style-name="T29"><text:s/>VERIFICATION OF NOTIFICATION FUNCTIONING.</text:span><text:span text:style-name="T30"><text:line-break/></text:span><text:span text:style-name="T31">WHAT WAS NOT ACCOMPLISHED DURING THE SESSION:</text:span><text:span text:style-name="T32"><text:line-break/></text:span><text:span text:style-name="T33"><text:tab/></text:span><text:span text:style-name="T34">⦁</text:span><text:span text:style-name="T35"><text:s/></text:span><text:span text:style-name="T36">CORRECT COUNTING OF TOMATOES AFTER TIME RESTART.</text:span><text:span text:style-name="T37"><text:line-break/></text:span><text:span text:style-name="T38">DEFECTS:</text:span><text:span text:style-name="T39"><text:line-break/></text:span><text:span text:style-name="T40">⦁</text:span><text:span text:style-name="T41"><text:s/></text:span><text:span text:style-name="T42">After clicking on settings (gear icon) and then in the Notifications column selecting the "Enable Web Notification" option, no message appears after the specified time for the task has elapsed.</text:span><text:span text:style-name="T43"><text:line-break/></text:span><text:span text:style-name="T44">STEPS TO REPRODUCE:</text:span></text:p>
      <text:list text:style-name="L2">
        <text:list-item>
          <text:p text:style-name="P2"><text:span text:style-name="T45">Go to:<text:s/></text:span><text:a xlink:href="https://testujpl.gitlab.io/pomodoro-kanban-test/"><text:span text:style-name="T46">https://testujpl.gitlab.io/pomodoro-kanban-test/</text:span></text:a><text:span text:style-name="T47"/></text:p>
        </text:list-item>
        <text:list-item>
          <text:p text:style-name="P2"><text:span text:style-name="T48">In settings &gt; Notifications &gt; Enable Web Notification - click the option so it turns yellow.</text:span></text:p>
        </text:list-item>
        <text:list-item>
          <text:p text:style-name="P2"><text:span text:style-name="T48">Click the<text:s/></text:span><text:span text:style-name="T49">,,SAVE"</text:span><text:span text:style-name="T50"><text:s/>button.</text:span></text:p>
        </text:list-item>
        <text:list-item>
          <text:p text:style-name="P2"><text:span text:style-name="T50">Start the task by clicking the<text:s/></text:span><text:span text:style-name="T51">,,START"</text:span><text:span text:style-name="T52"><text:s/>button.</text:span></text:p>
        </text:list-item>
        <text:list-item>
          <text:p text:style-name="P2"><text:span text:style-name="T52">Notice that no notification appears after the task is completed.</text:span><text:span text:style-name="T53"/></text:p>
        </text:list-item>
      </text:list>
      <text:p text:style-name="P3"><text:span text:style-name="T54">EXPECTED RESULT:<text:s/></text:span><text:span text:style-name="T55">A message appears after the time has elapsed.</text:span><text:span text:style-name="T56"><text:line-break/></text:span><text:span text:style-name="T57">ACTUAL RESULT:<text:s/></text:span><text:span text:style-name="T58">No message appears after the time has elapsed.</text:span><text:span text:style-name="T59"><text:line-break/></text:span><text:span text:style-name="T60">FINDINGS/POTENTIAL ISSUES:<text:s/></text:span><text:span text:style-name="T61">None.</text:span></text:p>
      <text:p text:style-name="P4"><text:span text:style-name="T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